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9cm" fo:min-width="7.569cm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85cm" fo:min-width="7.413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2cm" fo:min-width="2.194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016cm" fo:min-width="3.766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568cm" fo:min-width="3.318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21cm" fo:min-width="2.194cm" fo:wrap-option="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465cm" fo:min-width="4.21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14cm" fo:min-width="5.788cm" fo:wrap-option="wrap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2pt" fo:font-style="normal" fo:text-shadow="none" style:text-underline-style="none" fo:font-weight="bold" style:letter-kerning="true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2pt" fo:font-style="normal" fo:text-shadow="none" style:text-underline-style="none" fo:font-weight="bold" style:letter-kerning="true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2pt" fo:font-style="normal" fo:text-shadow="none" style:text-underline-style="none" fo:font-weight="bold" style:letter-kerning="true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1.905cm" svg:x="4.81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imple 1" draw:style-name="gr2" draw:text-style-name="P3" draw:layer="layout" svg:width="7.938cm" svg:height="1.27cm" svg:x="5.127cm" svg:y="3.222cm">
          <text:p text:style-name="P2"><text:span text:style-name="T1">Einteilung der Textsorten</text:span></text:p>
          <text:p text:style-name="P2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1" xml:id="id2" draw:id="id2" draw:layer="layout" svg:width="3.81cm" svg:height="3.492cm" svg:x="2.587cm" svg:y="7.35cm">
          <text:p text:style-name="P1"><text:span text:style-name="T2">Fiktionate Texte</text:span>:</text:p>
          <text:p text:style-name="P1"><text:span text:style-name="T2">Unterhaltend erzäh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6.032cm" svg:height="6.032cm" svg:x="1.635cm" svg:y="12.112cm">
          <text:p text:style-name="P1">Absicht: den Leser zu unterhalten und zu erzie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5.398cm" svg:height="5.398cm" svg:x="1.952cm" svg:y="20.05cm">
          <text:p text:style-name="P1">3 literarische Gattungen </text:p>
          <text:p text:style-name="P1">Epic, Lyrik, Dramati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3.81cm" svg:height="3.493cm" svg:x="10.525cm" svg:y="7.032cm">
          <text:p text:style-name="P1"><text:span text:style-name="T2">Faktuale Texte </text:span></text:p>
          <text:p text:style-name="P1"><text:span text:style-name="T2">Informierend argumentier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6.667cm" svg:height="6.667cm" svg:x="10.207cm" svg:y="12.112cm">
          <text:p text:style-name="P1">Absicht: Fakten liefern argumentieren und über Dinge zu informiere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8.89cm" svg:height="7.62cm" svg:x="10.525cm" svg:y="19.415cm">
          <text:p text:style-name="P1">Sachtexte: Nachricht, Kommentar, Reportage, Interview, Essay, Bericht, Kritik, Eörte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937cm" svg:y1="4.81cm" svg:x2="4.492cm" svg:y2="7.35cm" draw:start-shape="id1" draw:end-shape="id2" draw:end-glue-point="4" svg:d="M8937 4810v1270h-4445v1270" svg:viewBox="0 0 4446 2541">
          <text:p/>
        </draw:connector>
        <draw:connector draw:style-name="gr9" draw:text-style-name="P1" draw:layer="layout" svg:x1="8.937cm" svg:y1="4.81cm" svg:x2="12.43cm" svg:y2="7.032cm" draw:start-shape="id1" draw:end-shape="id3" svg:d="M8937 4810v1111h3493v1111" svg:viewBox="0 0 3494 2223">
          <text:p/>
        </draw:connector>
        <draw:connector draw:style-name="gr9" draw:text-style-name="P1" draw:layer="layout" svg:x1="4.492cm" svg:y1="10.842cm" svg:x2="4.651cm" svg:y2="12.112cm" draw:start-shape="id2" draw:end-shape="id4" svg:d="M4492 10842v636h159v634" svg:viewBox="0 0 160 1271">
          <text:p/>
        </draw:connector>
        <draw:connector draw:style-name="gr9" draw:text-style-name="P1" draw:layer="layout" svg:x1="4.651cm" svg:y1="18.144cm" svg:x2="4.651cm" svg:y2="20.05cm" draw:start-shape="id4" draw:start-glue-point="8" draw:end-shape="id5" draw:end-glue-point="4" svg:d="M4651 18144v1906" svg:viewBox="0 0 1 1907">
          <text:p/>
        </draw:connector>
        <draw:connector draw:style-name="gr9" draw:text-style-name="P1" draw:layer="layout" svg:x1="12.43cm" svg:y1="10.525cm" svg:x2="13.54cm" svg:y2="12.112cm" draw:start-shape="id3" draw:start-glue-point="8" draw:end-shape="id6" svg:d="M12430 10525v793h1110v794" svg:viewBox="0 0 1111 1588">
          <text:p/>
        </draw:connector>
        <draw:connector draw:style-name="gr9" draw:text-style-name="P1" draw:layer="layout" svg:x1="13.541cm" svg:y1="18.779cm" svg:x2="14.97cm" svg:y2="19.415cm" draw:start-shape="id6" draw:start-glue-point="8" draw:end-shape="id7" draw:end-glue-point="4" svg:d="M13541 18779v318h1429v318" svg:viewBox="0 0 1430 63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9T08:04:20.116484742</meta:creation-date>
    <dc:date>2022-09-09T08:11:06.908913075</dc:date>
    <meta:editing-duration>PT6M47S</meta:editing-duration>
    <meta:editing-cycles>1</meta:editing-cycles>
    <meta:document-statistic meta:object-count="14"/>
    <meta:generator>LibreOffice/7.3.5.2$Linux_X86_64 LibreOffice_project/30$Build-2</meta:generator>
  </office:meta>
</office:document-meta>
</file>